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4.69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co27" style:family="table-column">
      <style:table-column-properties fo:break-before="auto" style:column-width="10.3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2" style:family="table-cell" style:parent-style-name="Default" style:data-style-name="N100">
      <style:table-cell-properties fo:background-color="#7ffe00"/>
    </style:style>
    <style:style style:name="ce32" style:family="table-cell" style:parent-style-name="Default" style:data-style-name="N100">
      <style:table-cell-properties fo:background-color="#fe7f00"/>
    </style:style>
    <style:style style:name="ce2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4" style:family="table-cell" style:parent-style-name="Default" style:data-style-name="N100">
      <style:text-properties style:text-line-through-style="none" style:text-line-through-type="none"/>
    </style:style>
    <style:style style:name="ce25" style:family="table-cell" style:parent-style-name="Default" style:data-style-name="N100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200"/>
    </style:style>
    <style:style style:name="ce27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fff00"/>
    </style:style>
    <style:style style:name="ce33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8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2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2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2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2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2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2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2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2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2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2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2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10482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19" table:default-cell-style-name="ce20"/>
        <table:table-column table:style-name="co23" table:default-cell-style-name="ce20"/>
        <table:table-column table:style-name="co14" table:default-cell-style-name="ce20"/>
        <table:table-column table:style-name="co3" table:number-columns-repeated="2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3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2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2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2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2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2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2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2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4"/>
          <table:table-cell table:number-columns-repeated="1010"/>
        </table:table-row>
        <table:table-row table:style-name="ro1">
          <table:table-cell table:style-name="ce24" office:value-type="string" calcext:value-type="string">
            <text:p>RU000A100J18 (Домодедово выпуск 2 )</text:p>
          </table:table-cell>
          <table:table-cell table:style-name="ce24" table:number-columns-repeated="12"/>
          <table:table-cell/>
          <table:table-cell table:style-name="ce2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1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6">00.00.0000</text:date>, <text:time style:data-style-name="N2" text:time-value="17:57:17.16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9-06T17:58:50.843000000</dc:date>
    <meta:editing-duration>P3DT5H33M</meta:editing-duration>
    <meta:editing-cycles>1297</meta:editing-cycles>
    <meta:document-statistic meta:table-count="2" meta:cell-count="5956" meta:object-count="0"/>
  </office:meta>
</office:document-meta>
</file>